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d3c" officeooo:paragraph-rsid="001a9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bject to Array of object</text:p>
      <text:p text:style-name="P1"/>
      <text:p text:style-name="P1">const obj = {</text:p>
      <text:p text:style-name="P1"><text:s text:c="2"/>a: 1,</text:p>
      <text:p text:style-name="P1"><text:s text:c="2"/>b: 2,</text:p>
      <text:p text:style-name="P1"><text:s text:c="2"/>c: 3</text:p>
      <text:p text:style-name="P1">};</text:p>
      <text:p text:style-name="P1"/>
      <text:p text:style-name="P1"/>
      <text:p text:style-name="P1">const arr = Object.entries(obj).map(([key, value]) =&gt; ({</text:p>
      <text:p text:style-name="P1"><text:s text:c="2"/>key,</text:p>
      <text:p text:style-name="P1"><text:s text:c="2"/>value</text:p>
      <text:p text:style-name="P1">}));</text:p>
      <text:p text:style-name="P1"/>
      <text:p text:style-name="P1">console.log(arr);</text:p>
      <text:p text:style-name="P1">// Output: [</text:p>
      <text:p text:style-name="P1">// <text:s text:c="2"/>{ key: 'a', value: 1 },</text:p>
      <text:p text:style-name="P1">// <text:s text:c="2"/>{ key: 'b', value: 2 },</text:p>
      <text:p text:style-name="P1">// <text:s text:c="2"/>{ key: 'c', value: 3 }</text:p>
      <text:p text:style-name="P1">// ]</text:p>
      <text:p text:style-name="P1"/>
      <text:p text:style-name="P1"/>
      <text:p text:style-name="P1"/>
      <text:p text:style-name="P1"/>
      <text:p text:style-name="P1"/>
      <text:p text:style-name="P1">------------------------------------------------</text:p>
      <text:p text:style-name="P1"/>
      <text:p text:style-name="P1"/>
      <text:p text:style-name="P1">const obj = {</text:p>
      <text:p text:style-name="P1"><text:s text:c="2"/>item1: { name: 'Item 1', price: 10 },</text:p>
      <text:p text:style-name="P1"><text:s text:c="2"/>item2: { name: 'Item 2', price: 20 },</text:p>
      <text:p text:style-name="P1"><text:s text:c="2"/>item3: { name: 'Item 3', price: 30 }</text:p>
      <text:p text:style-name="P1">};</text:p>
      <text:p text:style-name="P1"/>
      <text:p text:style-name="P1">// Convert to array of objects</text:p>
      <text:p text:style-name="P1">const arr = Object.values(obj);</text:p>
      <text:p text:style-name="P1"/>
      <text:p text:style-name="P1">console.log(arr);</text:p>
      <text:p text:style-name="P1">// Output: [</text:p>
      <text:p text:style-name="P1">// <text:s text:c="2"/>{ name: 'Item 1', price: 10 },</text:p>
      <text:p text:style-name="P1">// <text:s text:c="2"/>{ name: 'Item 2', price: 20 },</text:p>
      <text:p text:style-name="P1">// <text:s text:c="2"/>{ name: 'Item 3', price: 30 }</text:p>
      <text:p text:style-name="P1">// ]</text:p>
      <text:p text:style-name="P1"/>
      <text:p text:style-name="P1"/>
      <text:p text:style-name="P1"/>
      <text:p text:style-name="P1"/>
      <text:p text:style-name="P1"/>
      <text:p text:style-name="P1"><text:soft-page-break/>-----------------------------------------------------------------</text:p>
      <text:p text:style-name="P1"/>
      <text:p text:style-name="P1"/>
      <text:p text:style-name="P1">const obj = {</text:p>
      <text:p text:style-name="P1"><text:s text:c="2"/>group1: ['item1', 'item2'],</text:p>
      <text:p text:style-name="P1"><text:s text:c="2"/>group2: ['item3', 'item4']</text:p>
      <text:p text:style-name="P1">};</text:p>
      <text:p text:style-name="P1"/>
      <text:p text:style-name="P1">// Convert to array of objects</text:p>
      <text:p text:style-name="P1">const arr = Object.keys(obj).flatMap(key =&gt; </text:p>
      <text:p text:style-name="P1"><text:s text:c="2"/>obj[key].map(value =&gt; ({</text:p>
      <text:p text:style-name="P1"><text:s text:c="4"/>group: key,</text:p>
      <text:p text:style-name="P1"><text:s text:c="4"/>item: value</text:p>
      <text:p text:style-name="P1"><text:s text:c="2"/>}))</text:p>
      <text:p text:style-name="P1">);</text:p>
      <text:p text:style-name="P1"/>
      <text:p text:style-name="P1">console.log(arr);</text:p>
      <text:p text:style-name="P1">// Output: [</text:p>
      <text:p text:style-name="P1">// <text:s text:c="2"/>{ group: 'group1', item: 'item1' },</text:p>
      <text:p text:style-name="P1">// <text:s text:c="2"/>{ group: 'group1', item: 'item2' },</text:p>
      <text:p text:style-name="P1">// <text:s text:c="2"/>{ group: 'group2', item: 'item3' },</text:p>
      <text:p text:style-name="P1">// <text:s text:c="2"/>{ group: 'group2', item: 'item4' }</text:p>
      <text:p text:style-name="P1">// ]</text:p>
      <text:p text:style-name="P1"/>
      <text:p text:style-name="P1"/>
      <text:p text:style-name="P1"/>
      <text:p text:style-name="P1">----------------------------------------------------------------</text:p>
      <text:p text:style-name="P1"/>
      <text:p text:style-name="P1"/>
      <text:p text:style-name="P1">const array = [</text:p>
      <text:p text:style-name="P1"><text:s text:c="2"/>{ a: 1 },</text:p>
      <text:p text:style-name="P1"><text:s text:c="2"/>{ b: 2 },</text:p>
      <text:p text:style-name="P1"><text:s text:c="2"/>{ c: 3 }</text:p>
      <text:p text:style-name="P1">];</text:p>
      <text:p text:style-name="P1"/>
      <text:p text:style-name="P1">const result = array.reduce((acc, obj) =&gt; {</text:p>
      <text:p text:style-name="P1"><text:s text:c="2"/>return { ...acc, ...obj };</text:p>
      <text:p text:style-name="P1">}, {});</text:p>
      <text:p text:style-name="P1"/>
      <text:p text:style-name="P1">console.log(result);</text:p>
      <text:p text:style-name="P1">// Output: { a: 1, b: 2, c: 3 }</text:p>
      <text:p text:style-name="P1"/>
      <text:p text:style-name="P1"/>
      <text:p text:style-name="P1"/>
      <text:p text:style-name="P1">----------------------------------------------</text:p>
      <text:p text:style-name="P1"/>
      <text:p text:style-name="P1"/>
      <text:p text:style-name="P1"/>
      <text:p text:style-name="P1"/>
      <text:p text:style-name="P1"><text:soft-page-break/></text:p>
      <text:p text:style-name="P1">const array = [</text:p>
      <text:p text:style-name="P1"><text:s text:c="2"/>{ id: 'item1', value: 'Value 1' },</text:p>
      <text:p text:style-name="P1"><text:s text:c="2"/>{ id: 'item2', value: 'Value 2' },</text:p>
      <text:p text:style-name="P1"><text:s text:c="2"/>{ id: 'item3', value: 'Value 3' }</text:p>
      <text:p text:style-name="P1">];</text:p>
      <text:p text:style-name="P1"/>
      <text:p text:style-name="P1">const result = array.reduce((acc, obj) =&gt; {</text:p>
      <text:p text:style-name="P1"><text:s text:c="2"/>acc[obj.id] = obj.value;</text:p>
      <text:p text:style-name="P1"><text:s text:c="2"/>return acc;</text:p>
      <text:p text:style-name="P1">}, {});</text:p>
      <text:p text:style-name="P1"/>
      <text:p text:style-name="P1">console.log(result);</text:p>
      <text:p text:style-name="P1">// Output: { item1: 'Value 1', item2: 'Value 2', item3: 'Value 3' }</text:p>
      <text:p text:style-name="P1"/>
      <text:p text:style-name="P1"/>
      <text:p text:style-name="P1"/>
      <text:p text:style-name="P1">--------------------------------------------------</text:p>
      <text:p text:style-name="P1"/>
      <text:p text:style-name="P1"/>
      <text:p text:style-name="P1">const array = [</text:p>
      <text:p text:style-name="P1"><text:s text:c="2"/>['a', 1],</text:p>
      <text:p text:style-name="P1"><text:s text:c="2"/>['b', 2],</text:p>
      <text:p text:style-name="P1"><text:s text:c="2"/>['c', 3]</text:p>
      <text:p text:style-name="P1">];</text:p>
      <text:p text:style-name="P1"/>
      <text:p text:style-name="P1">const result = Object.fromEntries(array);</text:p>
      <text:p text:style-name="P1"/>
      <text:p text:style-name="P1">console.log(result);</text:p>
      <text:p text:style-name="P1">// Output: { a: 1, b: 2, c: 3 }’</text:p>
      <text:p text:style-name="P1"/>
      <text:p text:style-name="P1"/>
      <text:p text:style-name="P1"/>
      <text:p text:style-name="P1"/>
      <text:p text:style-name="P1"/>
      <text:p text:style-name="P1">------------------------------------------</text:p>
      <text:p text:style-name="P1"/>
      <text:p text:style-name="P1"/>
      <text:p text:style-name="P1">const array = [</text:p>
      <text:p text:style-name="P1"><text:s text:c="2"/>{ group: 'group1', item: 'item1' },</text:p>
      <text:p text:style-name="P1"><text:s text:c="2"/>{ group: 'group1', item: 'item2' },</text:p>
      <text:p text:style-name="P1"><text:s text:c="2"/>{ group: 'group2', item: 'item3' },</text:p>
      <text:p text:style-name="P1"><text:s text:c="2"/>{ group: 'group2', item: 'item4' }</text:p>
      <text:p text:style-name="P1">];</text:p>
      <text:p text:style-name="P1"/>
      <text:p text:style-name="P1">const result = array.reduce((acc, { group, item }) =&gt; {</text:p>
      <text:p text:style-name="P1"><text:s text:c="2"/>if (!acc[group]) {</text:p>
      <text:p text:style-name="P1"><text:s text:c="4"/>acc[group] = [];</text:p>
      <text:p text:style-name="P1"><text:s text:c="2"/>}</text:p>
      <text:p text:style-name="P1"><text:soft-page-break/><text:s text:c="2"/>acc[group].push(item);</text:p>
      <text:p text:style-name="P1"><text:s text:c="2"/>return acc;</text:p>
      <text:p text:style-name="P1">}, {});</text:p>
      <text:p text:style-name="P1"/>
      <text:p text:style-name="P1">console.log(result);</text:p>
      <text:p text:style-name="P1">// Output: { group1: ['item1', 'item2'], group2: ['item3', 'item4'] }</text:p>
      <text:p text:style-name="P1"/>
      <text:p text:style-name="P1"/>
      <text:p text:style-name="P1"/>
      <text:p text:style-name="P1">---------------------------------------------------------------------------------------------</text:p>
      <text:p text:style-name="P1"/>
      <text:p text:style-name="P1"/>
      <text:p text:style-name="P1">const obj = {</text:p>
      <text:p text:style-name="P1"><text:s text:c="2"/>group1: ['item1', 'item2'],</text:p>
      <text:p text:style-name="P1"><text:s text:c="2"/>group2: ['item3', 'item4']</text:p>
      <text:p text:style-name="P1">};</text:p>
      <text:p text:style-name="P1"/>
      <text:p text:style-name="P1"/>
      <text:p text:style-name="P1"/>
      <text:p text:style-name="P1">const array = Object.entries(obj).flatMap(([group, items]) =&gt;</text:p>
      <text:p text:style-name="P1"><text:s text:c="2"/>items.map(item =&gt; ({ group, item }))</text:p>
      <text:p text:style-name="P1">);</text:p>
      <text:p text:style-name="P1"/>
      <text:p text:style-name="P1">console.log(array);</text:p>
      <text:p text:style-name="P1">// Output: [</text:p>
      <text:p text:style-name="P1">// <text:s text:c="2"/>{ group: 'group1', item: 'item1' },</text:p>
      <text:p text:style-name="P1">// <text:s text:c="2"/>{ group: 'group1', item: 'item2' },</text:p>
      <text:p text:style-name="P1">// <text:s text:c="2"/>{ group: 'group2', item: 'item3' },</text:p>
      <text:p text:style-name="P1">// <text:s text:c="2"/>{ group: 'group2', item: 'item4' }</text:p>
      <text:p text:style-name="P1">// ]</text:p>
      <text:p text:style-name="P1"/>
      <text:p text:style-name="P1"/>
      <text:p text:style-name="P1"/>
      <text:p text:style-name="P1"/>
      <text:p text:style-name="P1">--------------------------------------------------------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1:46:07.331443896</meta:creation-date>
    <dc:date>2024-09-16T11:51:14.588859528</dc:date>
    <meta:editing-duration>PT5M7S</meta:editing-duration>
    <meta:editing-cycles>1</meta:editing-cycles>
    <meta:document-statistic meta:table-count="0" meta:image-count="0" meta:object-count="0" meta:page-count="4" meta:paragraph-count="113" meta:word-count="437" meta:character-count="2825" meta:non-whitespace-character-count="2390"/>
    <meta:generator>LibreOffice/7.3.7.2$Linux_X86_64 LibreOffice_project/30$Build-2</meta:generator>
  </office:meta>
</office:document-meta>
</file>